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9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9-11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1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9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30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3-01-1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2-2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9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7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3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92082758621" calcext:value-type="float">
            <text:p>3.30792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65416" calcext:value-type="float">
            <text:p>3.2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15458064516" calcext:value-type="float">
            <text:p>3.326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35644" calcext:value-type="float">
            <text:p>3.423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0936" calcext:value-type="float">
            <text:p>3.36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49135483871" calcext:value-type="float">
            <text:p>3.2184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76824" calcext:value-type="float">
            <text:p>3.0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70619354839" calcext:value-type="float">
            <text:p>3.0447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39668965517" calcext:value-type="float">
            <text:p>3.02939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5575483871" calcext:value-type="float">
            <text:p>3.0475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32579310345" calcext:value-type="float">
            <text:p>3.14532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73695483871" calcext:value-type="float">
            <text:p>3.067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12451612903" calcext:value-type="float">
            <text:p>2.9381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996" calcext:value-type="float">
            <text:p>2.88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4508" calcext:value-type="float">
            <text:p>2.79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864" calcext:value-type="float">
            <text:p>3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318812903226" calcext:value-type="float">
            <text:p>2.9431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40064516129" calcext:value-type="float">
            <text:p>2.7754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572" calcext:value-type="float">
            <text:p>2.79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33187096774" calcext:value-type="float">
            <text:p>2.741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4384" calcext:value-type="float">
            <text:p>2.79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838761290323" calcext:value-type="float">
            <text:p>2.9783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56914285714" calcext:value-type="float">
            <text:p>3.1385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444877419355" calcext:value-type="float">
            <text:p>3.074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358683870968" calcext:value-type="float">
            <text:p>3.1835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22731034483" calcext:value-type="float">
            <text:p>3.10622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45806451613" calcext:value-type="float">
            <text:p>3.050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8304" calcext:value-type="float">
            <text:p>3.26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47767741936" calcext:value-type="float">
            <text:p>3.4654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60696774194" calcext:value-type="float">
            <text:p>3.2586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39712" calcext:value-type="float">
            <text:p>3.22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16851612903" calcext:value-type="float">
            <text:p>3.2901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9864" calcext:value-type="float">
            <text:p>3.2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20425806452" calcext:value-type="float">
            <text:p>3.3672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759971428571" calcext:value-type="float">
            <text:p>3.43759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645522580645" calcext:value-type="float">
            <text:p>3.3964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6916" calcext:value-type="float">
            <text:p>3.323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83984" calcext:value-type="float">
            <text:p>3.23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65909677419" calcext:value-type="float">
            <text:p>3.2086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6394" calcext:value-type="float">
            <text:p>3.40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86425806452" calcext:value-type="float">
            <text:p>3.3138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47664516129" calcext:value-type="float">
            <text:p>3.383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0488" calcext:value-type="float">
            <text:p>3.15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69651612903" calcext:value-type="float">
            <text:p>2.9426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0904" calcext:value-type="float">
            <text:p>3.06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7384516129" calcext:value-type="float">
            <text:p>3.1307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73485714286" calcext:value-type="float">
            <text:p>3.1037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88541935484" calcext:value-type="float">
            <text:p>3.0898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014" calcext:value-type="float">
            <text:p>3.03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56591304348" calcext:value-type="float">
            <text:p>3.053565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527" calcext:value-type="float">
            <text:p>3.073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204" calcext:value-type="float">
            <text:p>3.1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916" calcext:value-type="float">
            <text:p>3.26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7216" calcext:value-type="float">
            <text:p>3.1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9136" calcext:value-type="float">
            <text:p>3.1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9616" calcext:value-type="float">
            <text:p>3.1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8904" calcext:value-type="float">
            <text:p>3.1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5504" calcext:value-type="float">
            <text:p>3.1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102" calcext:value-type="float">
            <text:p>3.102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11408" calcext:value-type="float">
            <text:p>3.6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414628571429" calcext:value-type="float">
            <text:p>3.6741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9048" calcext:value-type="float">
            <text:p>3.5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6152" calcext:value-type="float">
            <text:p>3.7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97592" calcext:value-type="float">
            <text:p>3.5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58275" calcext:value-type="float">
            <text:p>3.445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20448" calcext:value-type="float">
            <text:p>3.678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2624" calcext:value-type="float">
            <text:p>3.7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333" calcext:value-type="float">
            <text:p>3.680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2716" calcext:value-type="float">
            <text:p>3.773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74832" calcext:value-type="float">
            <text:p>3.6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00" meta:object-count="0"/>
    <meta:user-defined meta:name="AppVersion">3.0</meta:user-defined>
  </office:meta>
</office:document-meta>
</file>